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r.isOn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or.getCorrel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.Selector( int idx , PartnerLinkInstance plinkInstance , String opName , boolean oneWay , String mexId , CorrelationKey c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or.getMe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